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Lucida Sans1" svg:font-family="'Lucida Sans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top="0in" fo:margin-bottom="0in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top="0in" fo:margin-bottom="0in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text-properties style:font-name="Times New Roman" fo:font-weight="normal" style:font-weight-asian="normal" style:font-weight-complex="normal"/>
    </style:style>
    <style:style style:name="P8" style:family="paragraph" style:parent-style-name="Standard">
      <style:text-properties fo:font-weight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font-name="Times New Roman1" fo:font-weight="normal" style:font-weight-asian="normal" style:font-weight-complex="normal"/>
    </style:style>
    <style:style style:name="P11" style:family="paragraph" style:parent-style-name="Standard">
      <style:text-properties style:font-name="Times New Roman1" fo:font-weight="bold" style:font-weight-asian="normal" style:font-weight-complex="normal"/>
    </style:style>
    <style:style style:name="P12" style:family="paragraph" style:parent-style-name="Standard">
      <style:text-properties style:font-name="Times New Roman1" fo:font-weight="bold" style:font-weight-asian="bold" style:font-weight-complex="bold"/>
    </style:style>
    <style:style style:name="P13" style:family="paragraph" style:parent-style-name="Standard">
      <style:paragraph-properties fo:margin-top="0in" fo:margin-bottom="0in"/>
      <style:text-properties style:font-name="Times New Roman"/>
    </style:style>
    <style:style style:name="P14" style:family="paragraph" style:parent-style-name="Standard">
      <style:paragraph-properties fo:margin-top="0in" fo:margin-bottom="0in"/>
      <style:text-properties style:font-name="Times New Roman" fo:font-weight="normal" style:font-weight-asian="normal" style:font-weight-complex="normal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in" fo:margin-bottom="0in"/>
    </style:style>
    <style:style style:name="P17" style:family="paragraph" style:parent-style-name="Text_20_body">
      <style:paragraph-properties fo:margin-top="0in" fo:margin-bottom="0in"/>
      <style:text-properties style:font-name="Times New Roman"/>
    </style:style>
    <style:style style:name="T1" style:family="text">
      <style:text-properties style:font-name="Symbol"/>
    </style:style>
    <style:style style:name="T2" style:family="text">
      <style:text-properties style:font-name="Symbol"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style:font-weight-asian="normal" style:font-weight-complex="normal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weight="normal" style:font-weight-asian="normal" style:font-weight-complex="normal"/>
    </style:style>
    <style:style style:name="T8" style:family="text">
      <style:text-properties style:font-name="Times New Roman1" fo:font-weight="bold" style:font-weight-asian="normal" style:font-weight-complex="normal"/>
    </style:style>
    <style:style style:name="T9" style:family="text">
      <style:text-properties style:font-name="Times New Roman1" fo:font-weight="bold" style:font-weight-asian="bold" style:font-weight-complex="bold"/>
    </style:style>
    <style:style style:name="T10" style:family="text">
      <style:text-properties style:font-name="Times New Roman1" style:font-weight-asian="normal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weight="normal" style:font-weight-asian="normal" style:font-weight-complex="normal"/>
    </style:style>
    <style:style style:name="T16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 350<text:tab/><text:tab/><text:tab/><text:tab/><text:tab/>Homework #4<text:tab/><text:tab/><text:tab/><text:tab/> <text:s/><text:tab/> <text:s text:c="6"/>Tim Duffy<text:tab/></text:p>
      <text:p text:style-name="Standard"/>
      <text:p text:style-name="Standard">1) M/M/1 simulation:</text:p>
      <text:p text:style-name="Standard"/>
      <text:p text:style-name="Standard"><text:tab/>a. Lambda = 50 and Ts = 0.015 and simulation time = 100</text:p>
      <text:p text:style-name="Standard"/>
      <text:p text:style-name="Standard"><text:tab/><text:tab/><text:span text:style-name="T1">ρ</text:span> = <text:span text:style-name="T6">λ</text:span><text:span text:style-name="T3"> * Ts = 50 * 0.015 = 0.75</text:span></text:p>
      <text:p text:style-name="Standard"><text:span text:style-name="T3"><text:tab/><text:tab/>q = <text:s/></text:span><text:span text:style-name="T1">ρ / (1 - ρ) = 0.75 / 0.25 = 3</text:span></text:p>
      <text:p text:style-name="Standard"><text:tab/><text:tab/>Tq = q / <text:span text:style-name="T6">λ</text:span><text:span text:style-name="T3"> = 3/50 = 0.06 seconds = 60 msec</text:span></text:p>
      <text:p text:style-name="P6"><text:tab/><text:tab/>Tw = Tq - Ts = 60 msec - 15 msec = 45 msec</text:p>
      <text:p text:style-name="Standard"><text:span text:style-name="T3"><text:tab/><text:tab/>w = </text:span><text:span text:style-name="T6">λ</text:span><text:span text:style-name="T3"> * Tw = 50 * 0.045 = 2.25</text:span></text:p>
      <text:p text:style-name="P6"/>
      <text:list xml:id="list1564934480" text:style-name="L1">
        <text:list-header>
          <text:p text:style-name="P16">b. Lambda = 65 and Ts = 0.015 and simulation time = 100</text:p>
        </text:list-header>
      </text:list>
      <text:p text:style-name="P1"><text:tab/></text:p>
      <text:p text:style-name="P2"><text:tab/><text:tab/><text:span text:style-name="T1">ρ</text:span> = <text:span text:style-name="T6">λ</text:span><text:span text:style-name="T3"> * Ts = 65 * 0.015 = </text:span><text:bookmark text:name="topstuff"/><text:span text:style-name="T3">0.975</text:span></text:p>
      <text:p text:style-name="Standard"><text:span text:style-name="T3"><text:tab/><text:tab/>q = <text:s/></text:span><text:span text:style-name="T1">ρ / (1 - ρ) = 0.975 / 0.025 = 39</text:span></text:p>
      <text:p text:style-name="Standard"><text:tab/><text:tab/>Tq = q / <text:span text:style-name="T6">λ</text:span><text:span text:style-name="T3"> = 39/50 = 0.78 seconds = 780 msec</text:span></text:p>
      <text:p text:style-name="P6"><text:tab/><text:tab/>Tw = Tq - Ts = 780 msec - 15 msec = 765 msec</text:p>
      <text:p text:style-name="P1"><text:span text:style-name="T3"><text:tab/><text:tab/>w = </text:span><text:span text:style-name="T6">λ</text:span><text:span text:style-name="T3"> * Tw = 50 * 0.765 = 38.25</text:span></text:p>
      <text:p text:style-name="P17"/>
      <text:list xml:id="list615175586" text:continue-numbering="true" text:style-name="L1">
        <text:list-header>
          <text:p text:style-name="P15">c. Lambda = 65 and Ts = 0.020 and simulation time = 100</text:p>
        </text:list-header>
      </text:list>
      <text:p text:style-name="Standard"><text:s/><text:span text:style-name="T13"><text:tab/><text:tab/></text:span><text:span text:style-name="T2">ρ</text:span><text:span text:style-name="T13"> = </text:span><text:span text:style-name="T7">λ</text:span><text:span text:style-name="T4"> * Ts = 65 * 0.020 = 1.3</text:span></text:p>
      <text:p text:style-name="P7"/>
      <text:p text:style-name="P7"><text:tab/><text:tab/>The system is at 130% utilization, which will create an infinitely long queue</text:p>
      <text:p text:style-name="Standard"><text:tab/><text:tab/>q = <text:s/>infinity</text:p>
      <text:p text:style-name="Standard"><text:tab/><text:tab/>Tq = q / <text:span text:style-name="T6">λ</text:span><text:span text:style-name="T3"> = infinity</text:span></text:p>
      <text:p text:style-name="P6"><text:tab/><text:tab/>Tw = Tq - Ts = infinity</text:p>
      <text:p text:style-name="P3"><text:span text:style-name="T3"><text:tab/><text:tab/>w = </text:span><text:span text:style-name="T6">λ</text:span><text:span text:style-name="T3"> * Tw = infinity</text:span></text:p>
      <text:p text:style-name="P13"/>
      <text:p text:style-name="P13"><text:tab/>In parts a,b, and c, my simulation produces results very similar to the calculated values</text:p>
      <text:p text:style-name="P13"/>
      <text:p text:style-name="P13">2) M/M/K simulation:</text:p>
      <text:p text:style-name="P13"/>
      <text:p text:style-name="P13"><text:tab/>a. K = 5, Lambda = 30, Ts = 0.03 and simulation time = 100</text:p>
      <text:p text:style-name="P14"/>
      <text:p text:style-name="Standard"><text:span text:style-name="T3"><text:tab/><text:tab/></text:span><text:span text:style-name="T2">ρ</text:span><text:span text:style-name="T4"> = </text:span><text:span text:style-name="T7">λ</text:span><text:span text:style-name="T4"> * Ts = 30 * 0.03 = 0.9</text:span></text:p>
      <text:p text:style-name="P7"/>
      <text:p text:style-name="Standard"><text:tab/><text:tab/>q = <text:s/>ρ / (1-ρ) -[(K+1) ρ<text:span text:style-name="T14">(K+1)</text:span> / (1-ρ<text:span text:style-name="T14">(K+1)</text:span>)]</text:p>
      <text:p text:style-name="Standard"><text:tab/><text:tab/> <text:s text:c="2"/>= (0.9 / 0.1) - (6*(0.9<text:span text:style-name="T14">6</text:span>) / 1 - 0.9<text:span text:style-name="T14">6 </text:span>)</text:p>
      <text:p text:style-name="Standard"><text:tab/><text:tab/> <text:s text:c="2"/>= 9 - (<text:bookmark text:name="topstuff111"/>3.188646 / <text:bookmark text:name="topstuff211"/>0.468559)</text:p>
      <text:p text:style-name="Standard"><text:tab/><text:tab/><text:span text:style-name="T12">q = </text:span><text:bookmark text:name="topstuff311"/><text:span text:style-name="T12">2.1947823</text:span></text:p>
      <text:p text:style-name="P4"/>
      <text:p text:style-name="Standard"><text:span text:style-name="T13"><text:tab/><text:tab/>Pr("Rejection") = Pr(Sk) = (1-ρ)ρ</text:span><text:span text:style-name="T15">K <text:s/></text:span>/ <text:span text:style-name="T13">(1-ρ</text:span><text:span text:style-name="T15">K+1</text:span>)</text:p>
      <text:p text:style-name="Standard"><text:span text:style-name="T13"><text:tab/><text:tab/>= 0.1*(0.9</text:span><text:span text:style-name="T15">5</text:span><text:span text:style-name="T13">) / (1-0.9</text:span><text:span text:style-name="T15">6</text:span><text:span text:style-name="T13">) = </text:span><text:bookmark text:name="topstuff4"/><text:span text:style-name="T13">0.059049</text:span> / 0.468559 = <text:bookmark text:name="topstuff5"/><text:span text:style-name="T11">0.12602255</text:span></text:p>
      <text:p text:style-name="Standard"/>
      <text:p text:style-name="P5"><text:span text:style-name="T16"><text:tab/><text:tab/>λ' = </text:span><text:span text:style-name="T10">λ * (1 - Pr("Rejection")) = 30 * </text:span><text:bookmark text:name="topstuff7"/><text:span text:style-name="T10">0.87397745 = </text:span><text:bookmark text:name="topstuff6"/><text:span text:style-name="T8">26.2193235</text:span></text:p>
      <text:p text:style-name="P10"/>
      <text:p text:style-name="P10"/>
      <text:p text:style-name="Standard"><text:soft-page-break/><text:span text:style-name="T13"><text:tab/><text:tab/></text:span><text:span text:style-name="T4">Tq = q / </text:span><text:span text:style-name="T7">λ'</text:span></text:p>
      <text:p text:style-name="Standard"><text:span text:style-name="T7"><text:tab/><text:tab/></text:span><text:span text:style-name="T9">Tq = </text:span><text:span text:style-name="T7">2.1947823 / </text:span><text:bookmark text:name="topstuff8"/><text:span text:style-name="T7">26.2193235 = <text:s/></text:span><text:bookmark text:name="topstuff9"/><text:span text:style-name="T7">0.0837085785 seconds </text:span><text:span text:style-name="T9">= 83.7085785 msec</text:span></text:p>
      <text:p text:style-name="Standard"/>
      <text:p text:style-name="Standard"><text:tab/>My simulation produces values somewhat closer to 3 than to 2 for q.</text:p>
      <text:p text:style-name="Standard"><text:tab/>The confidence interval calculated for Tq is always very wide, which suggests that there is a <text:tab/>very large standard deviation for the response times of individual processes. The sample mean <text:tab/>and the average Tq computed above both fall within this interval, but often differ by around 15 <text:tab/>to 20 msec.</text:p>
      <text:p text:style-name="P14"/>
      <text:p text:style-name="P3"><text:span text:style-name="T3"><text:tab/>b. </text:span>K = 5, Lambda = 50, Ts = 0.03 and simulation time = 100 </text:p>
      <text:p text:style-name="P13"/>
      <text:p text:style-name="P3"><text:span text:style-name="T3"><text:tab/><text:tab/></text:span><text:span text:style-name="T2">ρ</text:span><text:span text:style-name="T4"> = </text:span><text:span text:style-name="T7">λ</text:span><text:span text:style-name="T4"> * Ts = 50 * 0.03 = 1.5</text:span></text:p>
      <text:p text:style-name="P7"/>
      <text:p text:style-name="Standard"><text:tab/><text:tab/>q = <text:s/>ρ / (1-ρ) -[(K+1) ρ<text:span text:style-name="T14">(K+1)</text:span> / (1-ρ<text:span text:style-name="T14">(K+1)</text:span>)]</text:p>
      <text:p text:style-name="Standard"><text:tab/><text:tab/> <text:s text:c="2"/>= (1.5 / - 0.5) - (6*(1.5<text:span text:style-name="T14">6</text:span>) / 1 - 1.5<text:span text:style-name="T14">6 </text:span>)</text:p>
      <text:p text:style-name="Standard"><text:span text:style-name="T13"><text:tab/><text:tab/> <text:s text:c="2"/>= -3 - (68.34375 / </text:span><text:bookmark text:name="topstuff1"/><text:span text:style-name="T13">-10.390625</text:span>)</text:p>
      <text:p text:style-name="P4"><text:tab/><text:tab/>q = <text:bookmark text:name="topstuff2"/>3.57744361</text:p>
      <text:p text:style-name="P8"/>
      <text:p text:style-name="Standard"><text:span text:style-name="T13"><text:tab/><text:tab/>Pr("Rejection") = Pr(Sk) = (1-ρ)ρ</text:span><text:span text:style-name="T15">K <text:s/></text:span><text:span text:style-name="T13">/ (1-ρ</text:span><text:span text:style-name="T15">K+1</text:span><text:span text:style-name="T13">)</text:span></text:p>
      <text:p text:style-name="Standard"><text:span text:style-name="T13"><text:tab/><text:tab/>= -0.5*(1.5</text:span><text:span text:style-name="T15">5</text:span><text:span text:style-name="T13">) / (1-1.5</text:span><text:span text:style-name="T15">6</text:span><text:span text:style-name="T13">) = </text:span><text:bookmark text:name="topstuff10"/><text:span text:style-name="T13">-3.796875 / </text:span><text:bookmark text:name="topstuff11"/><text:span text:style-name="T13">-10.390625</text:span> = <text:bookmark text:name="topstuff3"/><text:span text:style-name="T11">0.365413534</text:span></text:p>
      <text:p text:style-name="Standard"/>
      <text:p text:style-name="P5"><text:span text:style-name="T5"><text:tab/><text:tab/>λ' = </text:span><text:span text:style-name="T10">λ * (1 - Pr("Rejection")) = 50 * </text:span><text:bookmark text:name="topstuff12"/><text:span text:style-name="T10">0.634586466 = </text:span><text:bookmark text:name="topstuff13"/><text:span text:style-name="T8">31.7293233</text:span></text:p>
      <text:p text:style-name="P11"/>
      <text:p text:style-name="P5"><text:span text:style-name="T8"><text:tab/><text:tab/></text:span><text:span text:style-name="T5">Tq = q / </text:span><text:span text:style-name="T10">λ'</text:span></text:p>
      <text:p text:style-name="P5"><text:span text:style-name="T10"><text:tab/><text:tab/></text:span><text:span text:style-name="T9">Tq = </text:span><text:span text:style-name="T10">3.57744361 / 31.7293233 = <text:s/></text:span><text:bookmark text:name="topstuff14"/><text:span text:style-name="T10">0.112748815 seconds </text:span><text:span text:style-name="T9">= 112.748815 msec</text:span></text:p>
      <text:p text:style-name="P12"/>
      <text:p text:style-name="P10"><text:tab/>My simulation produces results for q that are very near the expected value. My simulation has <text:tab/>again calculated a very wide confidence interval for Tq. The sample mean and the expected <text:tab/>value of Tq often differ by up to 30 msec.</text:p>
      <text:p text:style-name="P10"/>
      <text:p text:style-name="Standard"><text:span text:style-name="T7"><text:tab/>c/d. The analysis for the system will be the same as above (with </text:span><text:span text:style-name="T6">Poisson</text:span><text:span text:style-name="T7"> service times). <text:tab/><text:tab/>However, the results of the simulation should (and when tested, actually do) be closer to the <text:tab/>numbers computed above. When computing Tq and q, we use the mean service rate. So if the <text:tab/>service time for each process is constant, the sample mean will match exactly with the mean <text:tab/>used in our calculations.</text:span></text:p>
      <text:p text:style-name="P10"/>
      <text:p text:style-name="P10"><text:tab/>As stated before, when I run my simulation with fixed service times, the results become much <text:tab/>closer to the numbers computed above. They are still not exactly the same since event arrivals <text:tab/>are still Poisson.</text:p>
      <text:p text:style-name="P10"/>
      <text:p text:style-name="P10">3. ?</text:p>
      <text:p text:style-name="P10"/>
      <text:p text:style-name="P10">4. The CPU is the bottleneck of the system, since it must process a large number of processes each</text:p>
      <text:p text:style-name="P10"><text:s text:c="5"/>second. An arrival rate of 50 process per second or greater will cause this system to buck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charset="x-symbol"/>
    <style:font-face style:name="Lucida Sans1" svg:font-family="'Lucida Sans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Duffy</meta:initial-creator>
    <meta:creation-date>2011-03-07T12:17:00</meta:creation-date>
    <dc:date>2011-03-10T14:44:07</dc:date>
    <dc:creator>Tim Duffy</dc:creator>
    <meta:editing-duration>P1DT19H32M52S</meta:editing-duration>
    <meta:editing-cycles>6</meta:editing-cycles>
    <meta:generator>OpenOffice.org/3.3$Unix OpenOffice.org_project/330m20$Build-9567</meta:generator>
    <meta:document-statistic meta:table-count="0" meta:image-count="0" meta:object-count="0" meta:page-count="2" meta:paragraph-count="54" meta:word-count="687" meta:character-count="3296"/>
  </office:meta>
</office:document-meta>
</file>